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ext-properties style:font-name="Arial" style:font-name-asian="Arial1" style:font-name-complex="Tahoma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7" office:value-type="float" office:value="135">
            <text:p>135,00</text:p>
          </table:table-cell>
          <table:table-cell table:number-columns-repeated="2"/>
          <table:table-cell office:value-type="string">
            <text:p>Top plate thickness:</text:p>
          </table:table-cell>
          <table:table-cell table:style-name="ce9" office:value-type="float" office:value="4">
            <text:p>4</text:p>
          </table:table-cell>
        </table:table-row>
        <table:table-row table:style-name="ro2">
          <table:table-cell office:value-type="string">
            <text:p>Height of top plate (visible part, in addition to this comes 2x16mm profiles)</text:p>
          </table:table-cell>
          <table:table-cell table:style-name="ce7" office:value-type="float" office:value="76">
            <text:p>76,00</text:p>
          </table:table-cell>
          <table:table-cell table:number-columns-repeated="2"/>
          <table:table-cell office:value-type="string">
            <text:p>Other sides thickness:</text:p>
          </table:table-cell>
          <table:table-cell table:style-name="ce9" office:value-type="float" office:value="2.5">
            <text:p>2,5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7" office:value-type="float" office:value="60">
            <text:p>60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10" office:value-type="float" office:value="1">
            <text:p>1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7" office:value-type="float" office:value="40">
            <text:p>40,00</text:p>
          </table:table-cell>
          <table:table-cell table:number-columns-repeated="2"/>
          <table:table-cell office:value-type="string">
            <text:p>Housing profile cavity height</text:p>
          </table:table-cell>
          <table:table-cell table:style-name="ce10" office:value-type="float" office:value="3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+2*16" office:value-type="float" office:value="108">
            <text:p>108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10.4914858741106">
            <text:p>10,49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erpendicular distance (clearance) from underside of top plate to upperside of bottom plate at x coordinate of left side plate: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X:</text:p>
          </table:table-cell>
          <table:table-cell table:style-name="ce9" office:value-type="float" office:value="73">
            <text:p>73</text:p>
          </table:table-cell>
        </table:table-row>
        <table:table-row table:style-name="ro3">
          <table:table-cell table:style-name="ce3" office:value-type="string">
            <text:p>Top Plate</text:p>
          </table:table-cell>
          <table:table-cell table:number-columns-repeated="3"/>
          <table:table-cell office:value-type="string">
            <text:p>Y=</text:p>
          </table:table-cell>
          <table:table-cell table:formula="of:=[.B62]-[.B97]-[.F5]/2-([.F6]/2/COS([.B100]/180*3.14159))+TAN([.B100]/180*3.14159)*([.B57]/2-[.F15])" office:value-type="float" office:value="36.3648838546857">
            <text:p>36,36</text:p>
          </table:table-cell>
        </table:table-row>
        <table:table-row table:style-name="ro2">
          <table:table-cell office:value-type="string">
            <text:p>Height</text:p>
          </table:table-cell>
          <table:table-cell table:formula="of:=[.$B$6]+5.9*2" office:value-type="float" office:value="87.8">
            <text:p>87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8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[.$F$8]-([.$F$8]+0.5)/2)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7]-([.$F$8]-([.$F$8]+0.5)/2)" office:value-type="float" office:value="86.55">
            <text:p>86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 (reverse side), width</text:p>
          </table:table-cell>
          <table:table-cell table:formula="of:=[.B18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5]-1.5" office:value-type="float" office:value="2.5">
            <text:p>2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Origo related to sides (for aligning things on the side), Y:</text:p>
          </table:table-cell>
          <table:table-cell office:value-type="float" office:value="-10.1">
            <text:p>-10,1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Front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8]-2*10.1" office:value-type="float" office:value="19.8">
            <text:p>19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31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30]-([.$F$8]-([.$F$8]+0.5)/2)" office:value-type="float" office:value="18.55">
            <text:p>18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31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ack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$B$7]-2*10.1" office:value-type="float" office:value="39.8">
            <text:p>39,8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44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[.$F$8]-([.$F$8]+0.5)/2" office:value-type="float" office:value="1.25">
            <text:p>1,2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43]-([.$F$8]-([.$F$8]+0.5)/2)" office:value-type="float" office:value="38.55">
            <text:p>38,55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[.$F$8]+0.5" office:value-type="float" office:value="3.5">
            <text:p>3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44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>
            <text:p>Notice that the inwards side is up (the cavities are milled on the front side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" office:value-type="float" office:value="60">
            <text:p>60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2]" office:value-type="float" office:value="108">
            <text:p>108,00</text:p>
          </table:table-cell>
          <table:table-cell table:number-columns-repeated="4"/>
        </table:table-row>
        <table:table-row table:style-name="ro2">
          <table:table-cell office:value-type="string">
            <text:p>(Place screw holes 5.2 mm from sides in all corners except lower right)</text:p>
          </table:table-cell>
          <table:table-cell table:number-columns-repeated="5"/>
        </table:table-row>
        <table:table-row table:style-name="ro2">
          <table:table-cell office:value-type="string">
            <text:p>Cavities for holding plates, depth:</text:p>
          </table:table-cell>
          <table:table-cell table:formula="of:=[.F7]+0.1" office:value-type="float" office:value="1.1">
            <text:p>1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formula="of:=[.B56]-[.F5]/2-1-0.05" office:value-type="float" office:value="56.95">
            <text:p>56,95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formula="of:=[.F5]+0.1" office:value-type="float" office:value="4.1">
            <text:p>4,1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formula="of:=[.B17]+2*2" office:value-type="float" office:value="91.8">
            <text:p>91,8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formula="of:=1+[.F6]/2+0.1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formula="of:=[.B56]/2" office:value-type="float" office:value="30">
            <text:p>30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formula="of:=[.B43]+2*2" office:value-type="float" office:value="43.8">
            <text:p>43,8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8" table:formula="of:=[.B57]-1-[.F6]/2-0.1/2" office:value-type="float" office:value="105.7">
            <text:p>105,7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8" table:formula="of:=[.B56]-[.B73]/2-8" office:value-type="float" office:value="40.1">
            <text:p>40,1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formula="of:=[.B30]+2*2" office:value-type="float" office:value="23.8">
            <text:p>23,8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Lower Right screw hole, Y</text:p>
          </table:table-cell>
          <table:table-cell table:formula="of:=[.B56]-[.B8]+5.2" office:value-type="float" office:value="25.2">
            <text:p>25,2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“Cut of” hole, X</text:p>
          </table:table-cell>
          <table:table-cell table:formula="of:=([.B57]-16)/2+16" office:value-type="float" office:value="62">
            <text:p>62,0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formula="of:=([.B7]-[.B8])/2-0.75" office:value-type="float" office:value="9.25">
            <text:p>9,2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formula="of:=SQRT(([.B57]-16)^2+([.B7]-[.B8])^2)+2" office:value-type="float" office:value="96.1488183675186">
            <text:p>96,15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formula="of:=ATAN(([.B7]-[.B8])/([.B57]-16))/3.14159*180" office:value-type="float" office:value="12.2647840875123">
            <text:p>12,2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1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1 for bottom plate, X</text:p>
          </table:table-cell>
          <table:table-cell office:value-type="float" office:value="12.25">
            <text:p>12,25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Y</text:p>
          </table:table-cell>
          <table:table-cell table:formula="of:=1+[.B88]/2" office:value-type="float" office:value="2.3">
            <text:p>2,3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1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2 for bottom plate, X</text:p>
          </table:table-cell>
          <table:table-cell table:formula="of:=[.B57]-(16-[.B94])-[.B94]/2" office:value-type="float" office:value="96">
            <text:p>96,0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Y</text:p>
          </table:table-cell>
          <table:table-cell table:formula="of:=[.B56]-[.B8]+1+[.B93]/2" office:value-type="float" office:value="22.3">
            <text:p>22,3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height</text:p>
          </table:table-cell>
          <table:table-cell table:formula="of:=[.B98]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2 for bottom plate, width</text:p>
          </table:table-cell>
          <table:table-cell office:value-type="float" office:value="8">
            <text:p>8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8" table:formula="of:=([.B56]-[.B8])/2+1+([.F6]/2/COS([.B100]/180*3.14159))" office:value-type="float" office:value="12.2925580726571">
            <text:p>12,29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formula="of:=[.F6]+0.1" office:value-type="float" office:value="2.6">
            <text:p>2,6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formula="of:=SQRT(([.B57]-2*16)^2+([.B7]-[.B8])^2)" office:value-type="float" office:value="78.587530817554">
            <text:p>78,59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formula="of:=ATAN(([.B7]-[.B8])/([.B57]-2*16))/3.14159*180" office:value-type="float" office:value="14.743575289836">
            <text:p>14,74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5" office:value-type="string">
            <text:p>(Manually adjust the length of the 3 cavities above to meet fully, start with length of cavity 3)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Mirror X coordinate for Right side:</text:p>
          </table:table-cell>
          <table:table-cell table:formula="of:=[.B57]/2" office:value-type="float" office:value="54">
            <text:p>54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Bottom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=SQRT(([.B57]-2*16)^2+([.B7]-[.B8])^2)+5.9*2" office:value-type="float" office:value="90.387530817554">
            <text:p>90,39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$B$5]+2*[.$F$7]" office:value-type="float" office:value="137">
            <text:p>137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formula="of:=[.B108]/2" office:value-type="float" office:value="68.5">
            <text:p>68,50</text:p>
          </table:table-cell>
          <table:table-cell table:number-columns-repeated="4"/>
        </table:table-row>
        <table:table-row table:style-name="ro2">
          <table:table-cell office:value-type="string">
            <text:p>Cavity, bottom, y</text:p>
          </table:table-cell>
          <table:table-cell table:formula="of:=(6-(6+0.5)/2)" office:value-type="float" office:value="2.75">
            <text:p>2,75</text:p>
          </table:table-cell>
          <table:table-cell table:number-columns-repeated="4"/>
        </table:table-row>
        <table:table-row table:style-name="ro2">
          <table:table-cell office:value-type="string">
            <text:p>Cavity, top, y</text:p>
          </table:table-cell>
          <table:table-cell table:formula="of:=[.B107]-(6-(6+0.5)/2)" office:value-type="float" office:value="87.637530817554">
            <text:p>87,64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$F$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height</text:p>
          </table:table-cell>
          <table:table-cell table:formula="of:=6+0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for housing profile, width</text:p>
          </table:table-cell>
          <table:table-cell table:formula="of:=[.B108]+3" office:value-type="float" office:value="140">
            <text:p>140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Extra cavities for bending (width 1mm, x as above), bottom y</text:p>
          </table:table-cell>
          <table:table-cell table:formula="of:=6-1/2" office:value-type="float" office:value="5.5">
            <text:p>5,50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top y</text:p>
          </table:table-cell>
          <table:table-cell table:formula="of:=[.B107]-6+1/2" office:value-type="float" office:value="84.887530817554">
            <text:p>84,89</text:p>
          </table:table-cell>
          <table:table-cell table:number-columns-repeated="4"/>
        </table:table-row>
        <table:table-row table:style-name="ro2">
          <table:table-cell office:value-type="string">
            <text:p>Extra cavities for bending (width 1mm, x as above), depth</text:p>
          </table:table-cell>
          <table:table-cell table:formula="of:=[.F6]-0.75" office:value-type="float" office:value="1.75">
            <text:p>1,7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4 pcs., length</text:p>
          </table:table-cell>
          <table:table-cell table:formula="of:=[.B5]" office:value-type="float" office:value="135">
            <text:p>135,00</text:p>
          </table:table-cell>
          <table:table-cell table:number-columns-repeated="4"/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26-11-2012</text:date>, <text:time>00:3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11-26T00:31:49</dc:date>
    <meta:editing-duration>PT17H18M43S</meta:editing-duration>
    <meta:editing-cycles>15</meta:editing-cycles>
    <meta:generator>NeoOffice/3.3$Unix OpenOffice.org_project/Patch 0</meta:generator>
    <meta:document-statistic meta:table-count="3" meta:cell-count="186" meta:object-count="0"/>
  </office:meta>
</office:document-meta>
</file>